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7ccc"/>
    </style:style>
    <style:style style:name="P2" style:family="paragraph" style:parent-style-name="Text_20_body">
      <style:text-properties officeooo:rsid="001f79ef" officeooo:paragraph-rsid="001f79ef"/>
    </style:style>
    <style:style style:name="P3" style:family="paragraph" style:parent-style-name="Text_20_body">
      <style:text-properties officeooo:paragraph-rsid="001f7ccc"/>
    </style:style>
    <style:style style:name="P4" style:family="paragraph" style:parent-style-name="Text_20_body">
      <style:text-properties officeooo:rsid="001f7ccc" officeooo:paragraph-rsid="001f7cc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c9211e" loext:opacity="100%"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f7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sas a tener encuenta</text:h>
      <text:p text:style-name="Text_20_body">¡Muchas veces se come las de su otro color!</text:p>
      <text:p text:style-name="Text_20_body">aprovecha demasiado las fichas especiales</text:p>
      <text:p text:style-name="P2">Entender iterador ParchisBros</text:p>
      <text:p text:style-name="Text_20_body"/>
      <text:p text:style-name="P3">(<text:span text:style-name="T3">IMPORTANTE</text:span>: para que una función de consulta pueda usarse en el método think debe llevar el calificador const al final. Las funciones que no lo llevan modificarían el estado del juego, y por tanto no se pueden usar ni en el proceso de búsqueda ni a la hora de elaborar la heurística; de hecho, el compilador no lo permitirá).<text:line-break/></text:p>
      <text:p text:style-name="P3"/>
      <text:h text:style-name="P1" text:outline-level="1"><text:span text:style-name="T4">Cosas del juego:</text:span></text:h>
      <text:p text:style-name="P4">Champiñon y bala rompen barreras y no rebotan.</text:p>
      <text:p text:style-name="P4">6 rompe barreras si todas las fichas están fuera de casa son 7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6:57:58.747055124</meta:creation-date>
    <dc:date>2023-06-04T18:00:40.881319981</dc:date>
    <meta:editing-duration>PT1H2M43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8" meta:word-count="104" meta:character-count="586" meta:non-whitespace-character-count="489"/>
  </office:meta>
</office:document-meta>
</file>